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Calibri" fo:font-size="10pt" style:font-size-asian="10pt" style:font-size-complex="10pt"/>
    </style:style>
    <style:style style:name="P3" style:family="paragraph" style:parent-style-name="Standard">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officeooo:rsid="0024ef55"/>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span text:style-name="T1">TARI</text:span> SIO2SD M<text:span text:style-name="T1">INI</text:span> <text:span text:style-name="T1">NÁVOD</text:span></text:p>
      <text:p text:style-name="P2"/>
      <text:p text:style-name="P3">Příprava karty</text:p>
      <text:p text:style-name="P2">Kartu MMC/SDSC/SDHC (měla by fungovat i SDXC) naformátujte na FAT32. Vytvořte na ni adresář ATARI. Soubor Sio2SD v35.xex z archivu Configurator_35.zip přejmenujte na Sio2SD.xex a přehrejte ho do rootu karty. Do adresáře ATARI přehrejte soubor Sio2SD_CFG_PJ.HLP. V adresáři ATARI můžete vytvářet další adresáře např.: HRY, DEMA, apod. a do těchto již nahrát konkrétní soubory ATR, XEX, COM, XFD. Doporučuje se nahrát maximálně okolo 100 souborů do jednoho adresáře. Protože zařízení SIO2SD nezobrazuje soubory na kartě podle abecedy, ale podle fyzického umístění na kartě, je potřeba (pokud budete chtít) soubory seřadit abecedně pomocí programu DriveSort.</text:p>
      <text:p text:style-name="P2"/>
      <text:p text:style-name="P3">Ovládání</text:p>
      <text:p text:style-name="P2">Vložte připravenou kartu do Atari SIO2SD Mini zařízení stiskněte SHIFT na zařízení a spusťte Atari. Z karty se automaticky nahraje ovládací software SIO2SD Configurator ve kterém se zobrazí soubory na kartě, které můžete spouštět. Pokud při spuštění Atari nebude stisknuto tlačítko SHIFT, nahraje se soubor, který je přiřazený k disketovce D1.</text:p>
      <text:p text:style-name="P2"/>
      <text:p text:style-name="P2"><text:span text:style-name="T2">Spuštění souboru (hry):</text:span> označte soubor (hru), kterou chcete spustit, stiskněte a držte OPTION na Atari (kvůli vypnutí Atari basicu) a stiskněte na 1-2s klávesu RETURN. OPTION pusťte až se hra začne nahrávat.</text:p>
      <text:p text:style-name="P2"><text:span text:style-name="T2">Přiřazení souboru k disketovce (D1, D2, atd.):</text:span> označte požadovaný soubor a stiskněte na Atari klávesnici číslo požadované disketovky.</text:p>
      <text:p text:style-name="P2"><text:span text:style-name="T2">Odebrání souboru z disketovky (D1, D2, atd.):</text:span> stiskněte na Atari klávesnici SHIFT + číslo požadované disketovky.</text:p>
      <text:p text:style-name="P2"/>
      <text:p text:style-name="P2"><text:span text:style-name="T2">CTRL+T:</text:span> přepíná mezi L (reálné disketovky), M (mapping), V (virtuální disketovky)</text:p>
      <text:p text:style-name="P2"><text:span text:style-name="T2">CAPS on/off:</text:span> zapíná/vypíná skrolování názvů souborů při načítání adresáře</text:p>
      <text:p text:style-name="P2"/>
      <text:p text:style-name="P3">Funkce tlačítek</text:p>
      <text:p text:style-name="P2">DRIVE: přepne na následující disketovku (D1, D2, D3 ..)</text:p>
      <text:p text:style-name="P2">SHIFT+DRIVE: přepne na předchozí disketovku (D3, D2, D1..)</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writing-mode="page"/>
      <style:text-properties fo:font-size="10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7-04T17:14:50.760000000</meta:creation-date>
    <dc:date>2024-11-28T17:47:11.525000000</dc:date>
    <meta:editing-duration>PT1H12M29S</meta:editing-duration>
    <meta:editing-cycles>23</meta:editing-cycles>
    <meta:generator>LibreOffice/24.8.3.2$Windows_X86_64 LibreOffice_project/48a6bac9e7e268aeb4c3483fcf825c94556d9f92</meta:generator>
    <meta:print-date>2024-11-03T18:18:41.477000000</meta:print-date>
    <meta:document-statistic meta:table-count="0" meta:image-count="0" meta:object-count="0" meta:page-count="1" meta:paragraph-count="13" meta:word-count="257" meta:character-count="1777" meta:non-whitespace-character-count="1533"/>
  </office:meta>
</office:document-meta>
</file>